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line-height="15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style:font-size-asian="12pt" style:font-size-complex="12pt"/>
    </style:style>
    <style:style style:name="P8" style:family="paragraph" style:parent-style-name="Text_20_body">
      <style:paragraph-properties fo:line-height="150%" fo:text-align="start" style:justify-single-word="false"/>
    </style:style>
    <style:style style:name="P9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15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5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0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start" style:justify-single-word="false"/>
      <style:text-properties fo:font-variant="normal" fo:text-transform="none" fo:color="#1c1c1c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333333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50%" fo:text-align="start" style:justify-single-word="false"/>
      <style:text-properties fo:color="#1c1c1c" style:font-name="Times New Roman" fo:font-size="12pt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text-properties style:font-name="Times New Roman" fo:font-size="12pt" style:font-size-asian="12pt" style:font-size-complex="12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color="#ff33ff"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1c1c1c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/>
      <style:text-properties fo:color="#111111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44" style:family="paragraph" style:parent-style-name="Standard">
      <style:paragraph-properties fo:line-height="150%"/>
      <style:text-properties fo:color="#111111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/>
      <style:text-properties fo:color="#ff33ff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53" style:family="paragraph" style:parent-style-name="Text_20_body"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line-height="15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line-height="150%" fo:text-align="start" style:justify-single-word="false"/>
      <style:text-properties fo:font-variant="normal" fo:text-transform="none" fo:color="#1c1c1c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line-height="150%"/>
      <style:text-properties fo:font-variant="normal" fo:text-transform="none" fo:color="#333333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8" style:family="paragraph" style:parent-style-name="Text_20_body">
      <style:text-properties style:font-name="Times New Roman" fo:font-size="12pt" style:font-size-asian="12pt" style:font-size-complex="12pt"/>
    </style:style>
    <style:style style:name="P59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P60" style:family="paragraph" style:parent-style-name="Text_20_body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61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style:font-size-asian="12pt" style:font-size-complex="12pt"/>
    </style:style>
    <style:style style:name="P62" style:family="paragraph" style:parent-style-name="Text_20_body">
      <style:text-properties style:font-name="Times New Roman" fo:font-size="12pt" fo:font-weight="bold" style:font-size-asian="12pt" style:font-size-complex="12pt"/>
    </style:style>
    <style:style style:name="P63" style:family="paragraph" style:parent-style-name="Text_20_body">
      <style:paragraph-properties fo:line-height="150%" fo:text-align="start" style:justify-single-word="false"/>
    </style:style>
    <style:style style:name="P64" style:family="paragraph" style:parent-style-name="Text_20_body">
      <style:paragraph-properties fo:line-height="150%" fo:text-align="start" style:justify-single-word="false"/>
      <style:text-properties fo:color="#1c1c1c" style:font-name="Times New Roman" fo:font-size="12pt" style:font-size-asian="12pt" style:font-size-complex="12pt"/>
    </style:style>
    <style:style style:name="P65" style:family="paragraph" style:parent-style-name="Text_20_body">
      <style:paragraph-properties fo:line-height="150%" fo:text-align="start" style:justify-single-word="false"/>
      <style:text-properties fo:color="#ff33ff" style:font-name="Times New Roman" fo:font-size="12pt" fo:background-color="#ffffff" style:font-size-asian="12pt" style:font-size-complex="12pt"/>
    </style:style>
    <style:style style:name="P66" style:family="paragraph" style:parent-style-name="Text_20_body">
      <style:paragraph-properties fo:line-height="150%" fo:text-align="start" style:justify-single-word="false"/>
      <style:text-properties fo:color="#ff33ff" style:font-name="Times New Roman" fo:font-size="12pt" style:font-size-asian="12pt" style:font-size-complex="12pt"/>
    </style:style>
    <style:style style:name="P67" style:family="paragraph" style:parent-style-name="Text_20_body">
      <style:paragraph-properties fo:margin-top="0.423cm" fo:margin-bottom="0.282cm" fo:line-height="179%" fo:text-align="start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#ffffff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style:text-blinking="false" fo:background-color="#ffffff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ff33ff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3" style:family="text">
      <style:text-properties fo:font-variant="normal" fo:text-transform="none" fo:color="#ff33ff" style:text-line-through-style="none" fo:font-style="normal" style:text-underline-style="none" fo:font-weight="bold" style:text-blinking="false" fo:background-color="#ffffff" style:font-weight-asian="bold" style:font-weight-complex="bold"/>
    </style:style>
    <style:style style:name="T14" style:family="text">
      <style:text-properties fo:font-variant="normal" fo:text-transform="none" fo:color="#ff33ff" style:text-line-through-style="none" fo:font-style="normal" style:text-underline-style="none" style:text-blinking="false" fo:background-color="transparent" style:font-weight-asian="bold" style:font-weight-complex="bold"/>
    </style:style>
    <style:style style:name="T15" style:family="text"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text-line-through-style="none" fo:font-style="normal" style:text-underline-style="none" style:text-blinking="false"/>
    </style:style>
    <style:style style:name="T17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8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9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20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bold" style:font-weight-complex="bold"/>
    </style:style>
    <style:style style:name="T21" style:family="text">
      <style:text-properties fo:font-variant="normal" fo:text-transform="none" style:text-line-through-style="none" fo:font-style="normal" style:text-underline-style="none" fo:font-weight="normal" style:text-blinking="false" fo:background-color="#ffffff" style:font-weight-asian="normal" style:font-weight-complex="normal"/>
    </style:style>
    <style:style style:name="T22" style:family="text">
      <style:text-properties fo:font-variant="normal" fo:text-transform="none" fo:color="#4c4d4e" style:text-line-through-style="none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fo:color="#4c4d4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24" style:family="text">
      <style:text-properties fo:font-variant="normal" fo:text-transform="none" fo:color="#1c1c1c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25" style:family="text">
      <style:text-properties fo:font-variant="normal" fo:text-transform="none" fo:color="#1c1c1c" style:text-line-through-style="none" fo:font-style="normal" style:text-underline-style="none" fo:font-weight="normal" style:text-blinking="false" fo:background-color="transparent" style:font-weight-asian="bold" style:font-weight-complex="bold"/>
    </style:style>
    <style:style style:name="T26" style:family="text">
      <style:text-properties fo:font-variant="normal" fo:text-transform="none" fo:color="#1c1c1c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27" style:family="text">
      <style:text-properties fo:font-variant="normal" fo:text-transform="none" fo:color="#1c1c1c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1c1c1c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1c1c1c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31" style:family="text">
      <style:text-properties fo:font-variant="normal" fo:text-transform="none" fo:color="#333333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background-color="#ffffff"/>
    </style:style>
    <style:style style:name="T35" style:family="text">
      <style:text-properties fo:background-color="#ffffff" style:font-weight-asian="normal" style:font-weight-complex="normal"/>
    </style:style>
    <style:style style:name="T36" style:family="text">
      <style:text-properties fo:color="#1c1c1c"/>
    </style:style>
    <style:style style:name="T37" style:family="text">
      <style:text-properties fo:color="#000000" fo:font-weight="normal" style:font-weight-asian="normal" style:font-weight-complex="normal"/>
    </style:style>
    <style:style style:name="T3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lassement des dictionnaires</text:p>
      <text:p text:style-name="P24"/>
      <text:p text:style-name="P28">CONFINEMENT</text:p>
      <text:p text:style-name="P27">N= <text:span text:style-name="T3">confinement, <text:s/>Adj</text:span><text:bookmark text:name="docs-internal-guid-26071131-7fff-a5f7-4c10-e5e77996c5da"/><text:span text:style-name="T3"> = </text:span><text:bookmark text:name="docs-internal-guid-7f0a04c9-7fff-eb06-ad1e-bb6241a693e5"/><text:span text:style-name="T3">premier <text:s/></text:span></text:p>
      <text:p text:style-name="P29">N= confinement, Adj= obligatoire </text:p>
      <text:p text:style-name="P29">N= confinement, Adj=prolongé <text:s text:c="46"/></text:p>
      <text:p text:style-name="P27"><text:span text:style-name="T3">N=</text:span><text:span text:style-name="T3">confinement, Adj= partiel </text:span></text:p>
      <text:p text:style-name="P29">N=confinement , Adj=strict</text:p>
      <text:p text:style-name="P29"/>
      <text:p text:style-name="P29">Adj= plein, N= confinement</text:p>
      <text:p text:style-name="P29">Adj= <text:s/>nouveau, N= confinement <text:s text:c="46"/></text:p>
      <text:p text:style-name="P29">Adj= premier, N= confinement</text:p>
      <text:p text:style-name="P29">Adj= troisième, N= confinement</text:p>
      <text:p text:style-name="P29"/>
      <text:p text:style-name="P5"><text:span text:style-name="T3">N=</text:span><text:span text:style-name="T3">semaines, </text:span><text:span text:style-name="T3">prep=de, N =</text:span><text:span text:style-name="T3"> confinement</text:span></text:p>
      <text:p text:style-name="P5"><text:bookmark text:name="docs-internal-guid-1c5a3ef1-7fff-2e91-72f2-4475c40ef0fe"/><text:span text:style-name="T3">N=</text:span><text:span text:style-name="T3">début, </text:span><text:span text:style-name="T3">prep=du, N =confinement</text:span></text:p>
      <text:p text:style-name="P47">N=levée, prep=du, N =confinement <text:s text:c="41"/></text:p>
      <text:p text:style-name="P5"><text:span text:style-name="T3">N=</text:span><text:span text:style-name="T3"> efficacité, </text:span><text:span text:style-name="T3">prep=du, N = </text:span><text:span text:style-name="T3">confinement</text:span></text:p>
      <text:p text:style-name="P47">N=semaines, prep=de, N =confinement </text:p>
      <text:p text:style-name="P10">N= début, <text:s/>prep=de, <text:s/>N = confinement</text:p>
      <text:p text:style-name="P10"/>
      <text:p text:style-name="P1"><text:span text:style-name="T12">DECONFINEMENT</text:span><text:line-break/><text:span text:style-name="T33">N = déconfinement, Adj</text:span><text:bookmark text:name="docs-internal-guid-b1550de1-7fff-b8db-f08d-c153e9101e24"/><text:bookmark text:name="docs-internal-guid-26071131-7fff-a5f7-4c10-e5e77996c5da11"/><text:span text:style-name="T33"> =</text:span><text:span text:style-name="T7"> progressif, </text:span></text:p>
      <text:p text:style-name="P9">N= déconfinement ,Adj=total <text:s text:c="53"/></text:p>
      <text:p text:style-name="P9">N=déconfinement, Adj= strict</text:p>
      <text:p text:style-name="P9"/>
      <text:p text:style-name="P4"><text:span text:style-name="T3">N=déconfinement,</text:span><text:span text:style-name="T5"> Adv= plus,</text:span><text:span text:style-name="T3"> Adj= large <text:s text:c="35"/></text:span></text:p>
      <text:p text:style-name="P9"/>
      <text:p text:style-name="P27"><text:span text:style-name="T3">N= <text:s/></text:span><text:span text:style-name="T3">phase, </text:span><text:span text:style-name="T3">prep= </text:span><text:span text:style-name="T3"><text:s/>de,</text:span><text:span text:style-name="T3"> N = </text:span><text:span text:style-name="T3"><text:s/>déconfinement</text:span></text:p>
      <text:p text:style-name="P29">N= <text:s/>phase, prep= du, N= déconfinement</text:p>
      <text:p text:style-name="P27"><text:span text:style-name="T3">N= </text:span><text:span text:style-name="T3"><text:s/>plan, </text:span><text:span text:style-name="T3">prep=</text:span><text:span text:style-name="T3"> de, </text:span><text:span text:style-name="T3">N = </text:span><text:span text:style-name="T3">déconfinement,</text:span></text:p>
      <text:p text:style-name="P27"><text:span text:style-name="T3">N= </text:span><text:span text:style-name="T3"><text:s/>jours, </text:span><text:span text:style-name="T3">prep= </text:span><text:span text:style-name="T3">de, </text:span><text:span text:style-name="T3">N = </text:span><text:span text:style-name="T3">déconfinement, <text:s text:c="40"/></text:span></text:p>
      <text:p text:style-name="P27"><text:span text:style-name="T3">N= <text:s/></text:span><text:span text:style-name="T3">week-end, </text:span><text:span text:style-name="T3">prep= </text:span><text:span text:style-name="T3">du, </text:span><text:span text:style-name="T3">N = </text:span><text:span text:style-name="T3">déconfinement </text:span></text:p>
      <text:p text:style-name="P29">N= jours, prep=du, N =déconfinement </text:p>
      <text:p text:style-name="P29"><text:soft-page-break/>N= début, prep= du, N = déconfinement</text:p>
      <text:p text:style-name="P29">N= contexte, prep=de , N =déconfinement </text:p>
      <text:p text:style-name="P29">N= stratégie, prep=de, N =déconfinement </text:p>
      <text:p text:style-name="P29">N= étape, prep=de, N =déconfinement </text:p>
      <text:p text:style-name="P29">N= plan, prep=de, N = déconfinement</text:p>
      <text:p text:style-name="P29">N= mesures,prep= de, N=déconfinement </text:p>
      <text:p text:style-name="P29">N=activité, prep=de, N=déconfinement</text:p>
      <text:p text:style-name="P29">N=jour,prep= de,N= déconfinement</text:p>
      <text:p text:style-name="P29">N= modalités, prep= du,N=  déconfinement</text:p>
      <text:p text:style-name="P29">N=déconfinement, prep= par,N= excellence</text:p>
      <text:p text:style-name="P29">N=risques, prep=du,N= déconfinement</text:p>
      <text:p text:style-name="P29"/>
      <text:p text:style-name="P27"><text:bookmark text:name="docs-internal-guid-5c218786-7fff-7c5a-bd82-8b34354aa915"/><text:span text:style-name="T3">V=</text:span><text:span text:style-name="T5">bénéficieront, prep= d', N=déconfinement</text:span><text:span text:style-name="T3"> </text:span></text:p>
      <text:p text:style-name="P29"/>
      <text:p text:style-name="P34"><text:bookmark text:name="docs-internal-guid-4b638478-7fff-ce65-69d3-d40e80b83f40"/><text:span text:style-name="T16">N=</text:span><text:span text:style-name="T16">déconfinement, V=sera, Adj= progressif</text:span></text:p>
      <text:p text:style-name="P38">N=déconfinement,V= sera, Adj= différencié</text:p>
      <text:p text:style-name="P38"/>
      <text:p text:style-name="P40">N=déconfinement, V= est reporté </text:p>
      <text:p text:style-name="P40"/>
      <text:p text:style-name="P31">VACCIN</text:p>
      <text:p text:style-name="P27">N= <text:bookmark text:name="docs-internal-guid-07e2051f-7fff-5662-b2f6-a193f208a7f2"/><text:span text:style-name="T3">vaccin, </text:span><text:span text:style-name="T3">Adj</text:span><text:bookmark text:name="docs-internal-guid-26071131-7fff-a5f7-4c10-e5e77996c5da12"/><text:span text:style-name="T3"> </text:span><text:span text:style-name="T3">anti-covid</text:span></text:p>
      <text:p text:style-name="P27"><text:bookmark text:name="docs-internal-guid-062a9012-7fff-bd28-5eec-c1a303e70d7d"/><text:span text:style-name="T9">N= </text:span><text:span text:style-name="T3">vaccin, Adj= anti grippal</text:span></text:p>
      <text:p text:style-name="P29"/>
      <text:p text:style-name="P4"><text:bookmark text:name="docs-internal-guid-9a264cda-7fff-5e08-0e20-358343351cf0"/><text:span text:style-name="T3">N=</text:span><text:span text:style-name="T3">virage,prep=des,N= vaccins</text:span></text:p>
      <text:p text:style-name="P9">N= injection, prep=du, N= vaccin</text:p>
      <text:p text:style-name="P9">N=dose, prep=de,N= vaccin</text:p>
      <text:p text:style-name="P9">N=fonctionnement,prep= d’, N= vaccin</text:p>
      <text:p text:style-name="P9">N=efficacité, prep= du,N= vaccin</text:p>
      <text:p text:style-name="P9">N=vaccin, prep= de, N= moderna</text:p>
      <text:p text:style-name="P9">N=dose, prep= du ; N=vaccin</text:p>
      <text:p text:style-name="P9"/>
      <text:p text:style-name="P29"><text:bookmark text:name="docs-internal-guid-53bf95a9-7fff-8d07-92e6-62b0cf35b586"/>N=vaccin,N= Moderna</text:p>
      <text:p text:style-name="P29">N=vaccin, N= Pfizer </text:p>
      <text:p text:style-name="P32"/>
      <text:p text:style-name="P31"/>
      <text:p text:style-name="P31"><text:soft-page-break/>CAS</text:p>
      <text:p text:style-name="P26"><text:span text:style-name="T33">N=c</text:span><text:span text:style-name="T7">as, Adj= confirmés</text:span></text:p>
      <text:p text:style-name="P29">N=cas, Adj= positifs</text:p>
      <text:p text:style-name="P29">N= cas, Adj= positif </text:p>
      <text:p text:style-name="P11"/>
      <text:p text:style-name="P11"><text:bookmark text:name="docs-internal-guid-640944b8-7fff-360f-6487-7068cd248328"/>Adj=nouveaux, N= cas</text:p>
      <text:p text:style-name="P11">Adj=nouveau, N= cas</text:p>
      <text:p text:style-name="P9">Adj=premier, N=cas</text:p>
      <text:p text:style-name="P39"/>
      <text:p text:style-name="P26"><text:bookmark text:name="docs-internal-guid-f034e482-7fff-5df0-a625-13fc630cda85"/><text:span text:style-name="T1">N=</text:span><text:span text:style-name="T7">cas, prep= de, N= covid-19</text:span></text:p>
      <text:p text:style-name="P29">N=cas, prep= en, N= hausse<text:bookmark text:name="docs-internal-guid-b8a4a07c-7fff-7262-a091-38a40c8e07fe11"/></text:p>
      <text:p text:style-name="P26"><text:span text:style-name="T7">N=</text:span><text:span text:style-name="T22">cas, N=contact</text:span></text:p>
      <text:p text:style-name="P9"/>
      <text:p text:style-name="P17">COVID</text:p>
      <text:p text:style-name="P6"><text:bookmark text:name="docs-internal-guid-e290f0fe-7fff-c79f-057f-06edec11ebea"/><text:span text:style-name="T3">préf=</text:span><text:span text:style-name="T3">pré, N=covid</text:span><text:span text:style-name="T3"> </text:span></text:p>
      <text:p text:style-name="P10"/>
      <text:p text:style-name="P10">Adj=flambée,prep= de,N= covid-19</text:p>
      <text:p text:style-name="P10"><text:bookmark text:name="docs-internal-guid-d60047af-7fff-ed64-b993-3d4ecfb9ab58"/>Adj=positives, prep= aux,N= covid-19</text:p>
      <text:p text:style-name="P10">Adj= positif, prep= au, N= Covid-19 </text:p>
      <text:p text:style-name="P10"/>
      <text:p text:style-name="P6"><text:bookmark text:name="docs-internal-guid-75fc5bd3-7fff-12d5-88aa-ec78ae2127c3"/>N=<text:span text:style-name="T3">mortes, prep= du, N=Covid-19</text:span></text:p>
      <text:p text:style-name="P10">N=épidémie, prep=du, N=Covid</text:p>
      <text:p text:style-name="P10">N=épidémie, prep=du, N= covid-19</text:p>
      <text:p text:style-name="P6"><text:span text:style-name="T3">N= reprod</text:span><text:bookmark text:name="docs-internal-guid-ebddc5d5-7fff-39dc-946b-a5c7e6d4ab40"/><text:span text:style-name="T3">uction, prep= du, N=covid</text:span></text:p>
      <text:p text:style-name="P10">N=épidémie, prep= du, N= covid-19</text:p>
      <text:p text:style-name="P10">N= malades, prep=du, N=covid-19</text:p>
      <text:p text:style-name="P10">N=évolution, prep=de, Dét=la,N= covid-19</text:p>
      <text:p text:style-name="P10"/>
      <text:p text:style-name="P6"><text:span text:style-name="T3">N</text:span><text:bookmark text:name="docs-internal-guid-ab506d5a-7fff-9fbe-6408-41e46bbe4f95"/><text:span text:style-name="T3">=</text:span><text:span text:style-name="T3">Zéro,N=-Covid</text:span></text:p>
      <text:p text:style-name="P16"/>
      <text:p text:style-name="P18"/>
      <text:p text:style-name="P18"><text:soft-page-break/>ANTI-COVID</text:p>
      <text:p text:style-name="P3"><text:span text:style-name="T7">N=</text:span><text:span text:style-name="T8">vaccination, Adj= anti-covid</text:span></text:p>
      <text:p text:style-name="P52">N=effet, Adj= anti-covid</text:p>
      <text:p text:style-name="P52">N=vertus, Adj= anti-covid</text:p>
      <text:p text:style-name="P52">N= dispositif, Adj= anti-covid</text:p>
      <text:p text:style-name="P3"><text:span text:style-name="T8">N= mesures, Adj= </text:span><text:bookmark text:name="docs-internal-guid-dca12cd5-7fff-51d7-5628-a5ed323d7896"/><text:span text:style-name="T8">anti-covid</text:span></text:p>
      <text:p text:style-name="P52">N= consignes, Adj= anti-covid</text:p>
      <text:p text:style-name="P52">N= vaccin, Adj= anti-covid</text:p>
      <text:p text:style-name="P52">N= gants, Adj= anti-covid</text:p>
      <text:p text:style-name="P52">N= masque, Adj= anti-covid, </text:p>
      <text:p text:style-name="P52">N=traitement,Adj= anti-covid</text:p>
      <text:p text:style-name="P52">N=règles, Adj=anti-covid</text:p>
      <text:p text:style-name="P52">N= test, Adj= anti-covid</text:p>
      <text:p text:style-name="P52">N= protocole, Adj= anti- covid</text:p>
      <text:p text:style-name="P3"><text:span text:style-name="T8">N= remède, Adj= anti-covid-19 </text:span><text:span text:style-name="T1"><text:s/></text:span></text:p>
      <text:p text:style-name="P10"/>
      <text:p text:style-name="P19">CRISE</text:p>
      <text:p text:style-name="P49">N=crise, Adj= sanitaire</text:p>
      <text:p text:style-name="P49">N=crise, prep= du, N=coronavirus</text:p>
      <text:p text:style-name="P30"/>
      <text:p text:style-name="P31">EPIDEMIE</text:p>
      <text:p text:style-name="P3"><text:bookmark text:name="docs-internal-guid-0c82f174-7fff-085b-72d1-451d28cc91de"/><text:span text:style-name="T1">N=</text:span><text:span text:style-name="T7">épidémie, prep= du, N= covid</text:span></text:p>
      <text:p text:style-name="P10">N=épidémie, prep= de, N= coronavirus</text:p>
      <text:p text:style-name="P10">N=suspicion, prep= de, N= coronavirus</text:p>
      <text:p text:style-name="P10">N= propagation, prep= de, Dét= l’, N=épidémie</text:p>
      <text:p text:style-name="P3"><text:span text:style-name="T7">N=</text:span><text:span text:style-name="T8"> épidémie, prep= de, N=Covid-19</text:span></text:p>
      <text:p text:style-name="P10"/>
      <text:p text:style-name="P10">N=pic, prep=de, Dét= l', N=épidémie</text:p>
      <text:p text:style-name="P10">N=niveau, prep= de, Dét= l’, N=épidémie</text:p>
      <text:p text:style-name="P10"><text:soft-page-break/>N=évolution, prep= de, Dét= l’, N=épidémie</text:p>
      <text:p text:style-name="P3"><text:span text:style-name="T7">N=début, prep= </text:span><text:bookmark text:name="docs-internal-guid-fb50adc3-7fff-7b7b-7b47-8f0df66988f9"/><text:span text:style-name="T7">de,Dét= l’, N=épidémie</text:span></text:p>
      <text:p text:style-name="P52"/>
      <text:p text:style-name="P3"><text:bookmark text:name="docs-internal-guid-846593ba-7fff-d21a-3a20-13e531d366a4"/><text:span text:style-name="T2">V=</text:span><text:span text:style-name="T7">freiner, Dét= </text:span><text:bookmark text:name="docs-internal-guid-d46bff52-7fff-f2b6-9ebf-6d828254b26f"/><text:span text:style-name="T7">l’, N=épidémie</text:span></text:p>
      <text:p text:style-name="P10"/>
      <text:p text:style-name="P18">PANDEMIE </text:p>
      <text:p text:style-name="P10">N=pandémie, Adj= mondiale</text:p>
      <text:p text:style-name="P3"><text:span text:style-name="T7">N=é</text:span><text:span text:style-name="T23">picentre, prep= de, Dét= la, N= pandémie</text:span><text:span text:style-name="T7"> </text:span></text:p>
      <text:p text:style-name="P16"/>
      <text:p text:style-name="P18">TEST</text:p>
      <text:p text:style-name="P10">N=tests, Adj= virologiques</text:p>
      <text:p text:style-name="P10">N= tests, Adj= antigéniques</text:p>
      <text:p text:style-name="P10">N= tests, Adj= virologiques</text:p>
      <text:p text:style-name="P10">N= test, Adj= anti-covid</text:p>
      <text:p text:style-name="P10">N=tests, Adj= négatifs</text:p>
      <text:p text:style-name="P10">N= test, Adj= virologique</text:p>
      <text:p text:style-name="P10">N=tests, Adj= antigéniques</text:p>
      <text:p text:style-name="P10">N= test, Adj=sérologique</text:p>
      <text:p text:style-name="P10">N= test, Adj=nasal</text:p>
      <text:p text:style-name="P10">N= test, Adj= nasopharyngé</text:p>
      <text:p text:style-name="P23"><text:span text:style-name="T7">N= test, Adj= </text:span><text:bookmark text:name="docs-internal-guid-6ed0b108-7fff-119b-6a1d-d816f6726cae"/><text:span text:style-name="T7">sanguin</text:span></text:p>
      <text:p text:style-name="P10">N= tests, Adj= salivairesn</text:p>
      <text:p text:style-name="P23"><text:span text:style-name="T7">N= </text:span><text:span text:style-name="T8">test, Adj=salivaire</text:span></text:p>
      <text:p text:style-name="P55"/>
      <text:p text:style-name="P55"><text:bookmark text:name="docs-internal-guid-b3e5911d-7fff-019a-516c-e6e0e2a6bd8a"/>Adj=divers, N= tests</text:p>
      <text:p text:style-name="P23"><text:span text:style-name="T20">Adj=</text:span><text:span text:style-name="T18"> nouveau, N= test</text:span></text:p>
      <text:p text:style-name="P52"/>
      <text:p text:style-name="P52"><text:soft-page-break/>N=test, prep=de, N= sang </text:p>
      <text:p text:style-name="P52">N=remboursement, prep=de,N= tests</text:p>
      <text:p text:style-name="P52">N=tests, prep= au, N= CHU</text:p>
      <text:p text:style-name="P3"><text:span text:style-name="T8">N=</text:span><text:span text:style-name="T7">tests, prep= de, N= dépistage</text:span></text:p>
      <text:p text:style-name="P23"><text:span text:style-name="T17">N=</text:span><text:span text:style-name="T1"> </text:span><text:span text:style-name="T8">test, N= RT-PCR</text:span></text:p>
      <text:p text:style-name="P52">N= test, N= RunCov, </text:p>
      <text:p text:style-name="P18"/>
      <text:p text:style-name="P18">VIRUS</text:p>
      <text:p text:style-name="P3"><text:bookmark text:name="docs-internal-guid-a5d7f84e-7fff-248c-7310-eb76700581e7"/><text:span text:style-name="T1">N=</text:span><text:span text:style-name="T7">symptômes, prep= du, N= virus</text:span></text:p>
      <text:p text:style-name="P10">N=propagation, prep= du, N= virus</text:p>
      <text:p text:style-name="P10">N= transmission, prep=du, N= virus</text:p>
      <text:p text:style-name="P10">N= traces, prep= de, N= virus</text:p>
      <text:p text:style-name="P10">N= reproduction, prep= du, N= virus</text:p>
      <text:p text:style-name="P10">N= présence, prep= du, N= virus</text:p>
      <text:p text:style-name="P10">N= circulation, prep= du, N= virus</text:p>
      <text:p text:style-name="P10">N= présence, prep= du, N=virus</text:p>
      <text:p text:style-name="P10"/>
      <text:p text:style-name="P18"><text:span text:style-name="T36">N</text:span><text:bookmark text:name="docs-internal-guid-6856b5e2-7fff-867d-f59d-cb4519e0ff88"/><text:span text:style-name="T36">=</text:span><text:span text:style-name="T37">restrictions, N= antivirus </text:span></text:p>
      <text:p text:style-name="P10"/>
      <text:p text:style-name="P3"><text:span text:style-name="T2">V</text:span><text:bookmark text:name="docs-internal-guid-632c6409-7fff-b2f1-b1d2-b3e89d9b1a4d"/><text:span text:style-name="T2">=</text:span><text:span text:style-name="T7">contenir, Dét= le, N= virus</text:span></text:p>
      <text:p text:style-name="P10"/>
      <text:p text:style-name="P3"><text:span text:style-name="T1">N</text:span><text:bookmark text:name="docs-internal-guid-8d4ae08b-7fff-d406-4b48-8ca665f7e46e"/><text:span text:style-name="T1">=</text:span><text:span text:style-name="T7">virus, V= circule </text:span></text:p>
      <text:p text:style-name="P10"/>
      <text:p text:style-name="P3"><text:span text:style-name="T12">MESURE(S)</text:span></text:p>
      <text:p text:style-name="P3"><text:bookmark text:name="docs-internal-guid-2763df68-7fff-eed1-9001-58b2504a53e5"/><text:span text:style-name="T7">N=mesures, Adj= fortes</text:span></text:p>
      <text:p text:style-name="P3"><text:span text:style-name="T7">N= mesures,Adj= anti-covid</text:span></text:p>
      <text:p text:style-name="P3"><text:span text:style-name="T7">N= mesures, Adj= anti-pandémie</text:span></text:p>
      <text:p text:style-name="P3"><text:soft-page-break/><text:span text:style-name="T7">N= mesures, Adj= sanitaires</text:span></text:p>
      <text:p text:style-name="P3"><text:span text:style-name="T7"/></text:p>
      <text:p text:style-name="P2"><text:span text:style-name="T7">N=mesures, prep= du, N= déconfinement</text:span></text:p>
      <text:p text:style-name="P2"><text:span text:style-name="T7">N= mesures, prep= de, N= restrictions</text:span></text:p>
      <text:p text:style-name="P2"><text:span text:style-name="T7">N= mesures, prep= de, N= distanciation</text:span></text:p>
      <text:p text:style-name="P2"><text:span text:style-name="T7">N= prolongement, prep=des, N= mesures</text:span></text:p>
      <text:p text:style-name="P2"><text:span text:style-name="T7">N= mesures, prep= d’, N=isolement</text:span></text:p>
      <text:p text:style-name="P2"><text:span text:style-name="T7">N= </text:span><text:span text:style-name="T30">mesures, prep= de, N= contrôle </text:span></text:p>
      <text:p text:style-name="P2"><text:span text:style-name="T30"/></text:p>
      <text:p text:style-name="P2"><text:span text:style-name="T31">N=</text:span><text:span text:style-name="T7">mesures, N= barrières</text:span></text:p>
      <text:p text:style-name="P56"/>
      <text:p text:style-name="P3"><text:span text:style-name="T13">MASQUE</text:span></text:p>
      <text:p text:style-name="P23"><text:bookmark text:name="docs-internal-guid-2fd3ced3-7fff-2c3f-8992-eb3a716b6754"/><text:span text:style-name="T21">N=</text:span><text:span text:style-name="T19">masque, Adj= anti-covid</text:span></text:p>
      <text:p text:style-name="P65"><text:span text:style-name="T1"/></text:p>
      <text:p text:style-name="P65"><text:span text:style-name="T1">N=</text:span><text:span text:style-name="T8">port, prep= du, N=masque</text:span></text:p>
      <text:p text:style-name="P65"><text:span text:style-name="T8">N= port, prep= de, N= masque</text:span></text:p>
      <text:p text:style-name="P65"><text:span text:style-name="T8">N= </text:span><text:span text:style-name="T26">nettoyage, prep= du, N= masque </text:span></text:p>
      <text:p text:style-name="P3"><text:span text:style-name="T7"/></text:p>
      <text:p text:style-name="P3"><text:bookmark text:name="docs-internal-guid-ffc7a946-7fff-e023-1325-e5ef1eddd338"/><text:span text:style-name="T7">V=porter, Dét= un, N= masque</text:span></text:p>
      <text:p text:style-name="P3"><text:span text:style-name="T7">V= imposant, Dét= le, N= masque</text:span></text:p>
      <text:p text:style-name="P3"><text:span text:style-name="T7"/></text:p>
      <text:p text:style-name="P3"><text:span text:style-name="T7">N=masque, V= est, Adj= obligatoire</text:span></text:p>
      <text:p text:style-name="P10"/>
      <text:p text:style-name="P18">SANITAIRE</text:p>
      <text:p text:style-name="P10"><text:bookmark text:name="docs-internal-guid-9a1b1bbb-7fff-2365-2ec9-a25d68ee781d"/>N=protection, Adj= sanitaire,</text:p>
      <text:p text:style-name="P10">N=urgence,Adj= sanitaire</text:p>
      <text:p text:style-name="P10">N=protocole,Adj= sanitaire</text:p>
      <text:p text:style-name="P10"><text:soft-page-break/>N= crise, Adj=sanitaire</text:p>
      <text:p text:style-name="P10">N=situation,Adj= sanitaire</text:p>
      <text:p text:style-name="P10">N=stratégie, Adj= sanitaire</text:p>
      <text:p text:style-name="P3"><text:span text:style-name="T7">N=</text:span><text:span text:style-name="T33"> </text:span><text:bookmark text:name="docs-internal-guid-c0f4f03d-7fff-47e5-2ec0-6e1b8f3b2b8f"/><text:span text:style-name="T7">mesures, Adj= sanitaires</text:span></text:p>
      <text:p text:style-name="P10">N=public, Adj=sanitaire</text:p>
      <text:p text:style-name="P10">N=précaution, Adj= sanitaire</text:p>
      <text:p text:style-name="P10">N=crise,Adj= sanitaire</text:p>
      <text:p text:style-name="P10">N= plan, Adj=sanitaire</text:p>
      <text:p text:style-name="P10">N= motif, Adj= sanitaire</text:p>
      <text:p text:style-name="P10">N=état, Adj= sanitaire</text:p>
      <text:p text:style-name="P16"/>
      <text:p text:style-name="P26"><text:span text:style-name="T13">SYMPTOME</text:span></text:p>
      <text:p text:style-name="P3"><text:span text:style-name="T6">Adj=aucun, N= symptôme </text:span></text:p>
      <text:p text:style-name="P3"><text:span text:style-name="T1"/></text:p>
      <text:p text:style-name="P3"><text:bookmark text:name="docs-internal-guid-9f011aa0-7fff-1ef5-7e4b-9402e90ea368"/><text:span text:style-name="T1">N=</text:span><text:span text:style-name="T8">symptômes, prep= du, N= virus</text:span></text:p>
      <text:p text:style-name="P3"><text:span text:style-name="T8">N= symptômes, prep= du, N= coronavirus</text:span></text:p>
      <text:p text:style-name="P3"><text:span text:style-name="T8">N= apparition, prep= de, N= symptômes</text:span></text:p>
      <text:p text:style-name="P3"><text:span text:style-name="T7"/></text:p>
      <text:p text:style-name="P3"><text:bookmark text:name="docs-internal-guid-9492992a-7fff-63ad-0e1d-d28f2514c9da"/><text:span text:style-name="T7">V=développé, Dét=des, N=symptômes </text:span></text:p>
      <text:p text:style-name="P10"/>
      <text:p text:style-name="P66"><text:span text:style-name="T17">DEPISTAGE</text:span></text:p>
      <text:p text:style-name="P23"><text:span text:style-name="T19">N= dépistage, Adj= massif</text:span></text:p>
      <text:p text:style-name="P23"><text:span text:style-name="T19">N= dépistages, Adj= massifs</text:span></text:p>
      <text:p text:style-name="P8"><text:span text:style-name="T29"><text:s/></text:span></text:p>
      <text:p text:style-name="P8"><text:bookmark text:name="docs-internal-guid-56b0afa2-7fff-18c6-9ecf-87b723cd3554"/><text:span text:style-name="T27">N=</text:span><text:span text:style-name="T28">capacité, prep= de, N= dépistage</text:span></text:p>
      <text:p text:style-name="P8"><text:span text:style-name="T28"><text:s/>N=tests, prep= de, N= dépistage</text:span></text:p>
      <text:p text:style-name="P8"><text:span text:style-name="T28">N=opération, prep= de, N= dépistage</text:span></text:p>
      <text:p text:style-name="P8"><text:soft-page-break/><text:span text:style-name="T28">N= centres, prep= de, N= dépistage</text:span></text:p>
      <text:p text:style-name="P8"><text:span text:style-name="T28">N= unité, prep= de, N= dépistage</text:span></text:p>
      <text:p text:style-name="P8"><text:span text:style-name="T28">N=obligations, prep= de, N= dépistage</text:span></text:p>
      <text:p text:style-name="P8"><text:span text:style-name="T28">N=</text:span><text:span text:style-name="T27"> </text:span><text:bookmark text:name="docs-internal-guid-b3e4b233-7fff-5e16-fce8-b523d0ac004e"/><text:a xlink:type="simple" xlink:href="https://www.20minutes.fr/societe/2865259-20200918-coronavirus-ministre-economie-bruno-maire-annonce-etre-positif" text:style-name="Internet_20_link" text:visited-style-name="Visited_20_Internet_20_Link"><text:span text:style-name="T28">test, prep= de, N= dépistage</text:span></text:a><text:span text:style-name="T27"> </text:span></text:p>
      <text:p text:style-name="P8"><text:span text:style-name="T27"/></text:p>
      <text:p text:style-name="P8"><text:span text:style-name="T27">N=</text:span><text:span text:style-name="T29">tests, N= PCR</text:span></text:p>
      <text:p text:style-name="P8"><text:span text:style-name="T29"/></text:p>
      <text:p text:style-name="P8"><text:span text:style-name="T10">V</text:span><text:bookmark text:name="docs-internal-guid-50a96155-7fff-af77-e376-a109e0f9c575"/><text:span text:style-name="T10">=</text:span><text:span text:style-name="T11">se faire, V=dépister</text:span></text:p>
      <text:p text:style-name="P16"/>
      <text:p text:style-name="P18">ZONE(S)</text:p>
      <text:p text:style-name="P20">N=zones, Adj= oranges</text:p>
      <text:p text:style-name="P20">N= zone, Adj= orange</text:p>
      <text:p text:style-name="P20">N= zone, Adj= verte</text:p>
      <text:p text:style-name="P1"/>
      <text:p text:style-name="P1"><text:span text:style-name="T12">VAGUE</text:span></text:p>
      <text:p text:style-name="P3"><text:span text:style-name="T6">Adj= </text:span><text:bookmark text:name="docs-internal-guid-efb6568c-7fff-f1cd-1d16-0f6a10de2768"/><text:span text:style-name="T6">deuxième, N= vague</text:span></text:p>
      <text:p text:style-name="P3"><text:span text:style-name="T6">Adj= première, V= vague</text:span></text:p>
      <text:p text:style-name="P3"><text:span text:style-name="T7">Adj= </text:span><text:bookmark text:name="docs-internal-guid-d29c4210-7fff-3df7-3e84-db1660106950"/><text:span text:style-name="T7">seconde, N=vague</text:span></text:p>
      <text:p text:style-name="P3"><text:span text:style-name="T7">Adj= nouvelle, N= vague</text:span></text:p>
      <text:p text:style-name="P10"/>
      <text:p text:style-name="P17">CORONAVIRUS</text:p>
      <text:p text:style-name="P3"><text:span text:style-name="T1">Adj+N :</text:span><text:span text:style-name="T6"> <text:s/></text:span><text:bookmark text:name="docs-internal-guid-ea41ff52-7fff-613a-9d61-135529827c3a"/><text:span text:style-name="T6">nouveau coronavirus, </text:span></text:p>
      <text:p text:style-name="P3"><text:span text:style-name="T1">N+prep+N : </text:span><text:bookmark text:name="docs-internal-guid-a9825f0a-7fff-c73a-dd25-ab0aaeef7647"/><text:span text:style-name="T8">propagation du coronavirus, épidémie de coronavirus, circulation du coronavirus, malades du coronavirus,</text:span><text:span text:style-name="T1"> </text:span><text:span text:style-name="T8"><text:s/></text:span><text:bookmark text:name="docs-internal-guid-7f852c8c-7fff-8a43-96bc-503bab72dd33"/><text:span text:style-name="T8">épidémie de coronavirus,</text:span><text:span text:style-name="T25"> </text:span><text:span text:style-name="T26">circulation du coronavirus</text:span></text:p>
      <text:p text:style-name="P3"><text:span text:style-name="T1">N+V </text:span><text:span text:style-name="T7">: </text:span><text:bookmark text:name="docs-internal-guid-676a7862-7fff-09b3-b878-276110825e68"/><text:span text:style-name="T7">coronavirus progresse </text:span></text:p>
      <text:p text:style-name="P18"/>
      <text:p text:style-name="P3"><text:span text:style-name="T12">RECONFINEMENT</text:span></text:p>
      <text:p text:style-name="P3"><text:bookmark text:name="docs-internal-guid-f9343148-7fff-651a-0dab-4dfdf15ff430"/><text:span text:style-name="T7">N=reconfinement, Adj= complet</text:span></text:p>
      <text:p text:style-name="P3"><text:span text:style-name="T7">N=reconfinement, Adj=allégé</text:span></text:p>
      <text:p text:style-name="P3"><text:soft-page-break/><text:span text:style-name="T7">N= </text:span><text:bookmark text:name="docs-internal-guid-b5505956-7fff-a74a-1e73-ae26d0324ca3"/><text:span text:style-name="T7">reconfinement, Adj= national </text:span></text:p>
      <text:p text:style-name="P16"/>
      <text:p text:style-name="P8"><text:span text:style-name="T15">PRECAUTION</text:span></text:p>
      <text:p text:style-name="P8"><text:bookmark text:name="docs-internal-guid-7e33bca1-7fff-bb01-012a-87e66ec7b0e9"/><text:span text:style-name="T27">N=</text:span><text:a xlink:type="simple" xlink:href="https://www.20minutes.fr/dossier/hygiene" text:style-name="Internet_20_link" text:visited-style-name="Visited_20_Internet_20_Link"><text:span text:style-name="T28">précautions,prep= d’, N=hygiène</text:span></text:a></text:p>
      <text:p text:style-name="P8"><text:span text:style-name="T28">N=</text:span><text:span text:style-name="T27"> </text:span><text:bookmark text:name="docs-internal-guid-ea53ef7b-7fff-525a-1734-727a45c010b1"/><text:span text:style-name="T28">mesure, prep= de, N= précaution</text:span><text:span text:style-name="T27"> </text:span></text:p>
      <text:p text:style-name="P21"/>
      <text:p text:style-name="P3"><text:span text:style-name="T12">CONTAMINATION</text:span></text:p>
      <text:p text:style-name="P3"><text:bookmark text:name="docs-internal-guid-da6fc89b-7fff-e71d-834c-94610cc30092"/><text:span text:style-name="T24">N=</text:span><text:span text:style-name="T8">chaîne, prep= de, N= contamination</text:span></text:p>
      <text:p text:style-name="P3"><text:span text:style-name="T26"/></text:p>
      <text:p text:style-name="P3"><text:bookmark text:name="docs-internal-guid-b8a4a07c-7fff-7262-a091-38a40c8e07fe15"/><text:span text:style-name="T26">Adj= </text:span><text:bookmark text:name="docs-internal-guid-1abc1080-7fff-1552-89b9-115e2d9c9e04"/><text:span text:style-name="T7">nouvelles, N= contaminations</text:span></text:p>
      <text:p text:style-name="P3"><text:span text:style-name="T7"/></text:p>
      <text:p text:style-name="P3"><text:span text:style-name="T24">N</text:span><text:bookmark text:name="docs-internal-guid-b37ae958-7fff-6f74-c6af-5221da82f368"/><text:span text:style-name="T24">=</text:span><text:span text:style-name="T7">contaminations, V= augmentent</text:span></text:p>
      <text:p text:style-name="P21"/>
      <text:p text:style-name="P3"><text:span text:style-name="T12">DECES</text:span></text:p>
      <text:p text:style-name="P1"><text:bookmark text:name="docs-internal-guid-4a1fb930-7fff-0425-ef3a-7722567f7330"/><text:span text:style-name="T7">N=décès, prep= en, N= baisse</text:span></text:p>
      <text:p text:style-name="P1"><text:span text:style-name="T7">N= nombre, prep= de, N=décès</text:span></text:p>
      <text:p text:style-name="P1"><text:bookmark text:name="docs-internal-guid-3f35b82d-7fff-dea9-a820-f4cf7d1c85a5"/><text:span text:style-name="T7">N=décès, prep= du, N= covid-19</text:span></text:p>
      <text:p text:style-name="P10"/>
      <text:p text:style-name="P3"><text:span text:style-name="T12">DEPLACEMENT</text:span></text:p>
      <text:p text:style-name="P25"><text:span text:style-name="T1">N=</text:span><text:span text:style-name="T6">déplacements, prep= et, N= sorties </text:span></text:p>
      <text:p text:style-name="P25"><text:span text:style-name="T6"/></text:p>
      <text:p text:style-name="P37"/>
      <text:p text:style-name="P45"><text:span text:style-name="T16">COURS</text:span></text:p>
      <text:p text:style-name="P35"><text:span text:style-name="T16">N=cours, prep= en, Adj= présentiel</text:span></text:p>
      <text:p text:style-name="P35"><text:span text:style-name="T16"><text:s/></text:span></text:p>
      <text:p text:style-name="P35"><text:span text:style-name="T16">N= cours,prep= à, N= distance</text:span></text:p>
      <text:p text:style-name="P11"/>
      <text:p text:style-name="P17">GEL</text:p>
      <text:p text:style-name="P13"><text:bookmark text:name="docs-internal-guid-89e098fc-7fff-2b42-df77-bbb444b61fdc"/>N=gel, Adj= désinfectant</text:p>
      <text:p text:style-name="P17"/>
      <text:p text:style-name="P17"/>
      <text:p text:style-name="P17"/>
      <text:p text:style-name="P1"><text:soft-page-break/><text:span text:style-name="T12">REANIMATION</text:span></text:p>
      <text:p text:style-name="P2"><text:span text:style-name="T8">N=services, prep= de, N= réanimation</text:span></text:p>
      <text:p text:style-name="P2"><text:span text:style-name="T8">N=campagne, prep= de,N= vaccination</text:span></text:p>
      <text:p text:style-name="P2"><text:span text:style-name="T8">N= services, prep= de, N= réanimations</text:span></text:p>
      <text:p text:style-name="P2"><text:span text:style-name="T8">N= </text:span><text:span text:style-name="T7">patients, prep= en, N= réanimation</text:span><text:span text:style-name="T17"> </text:span></text:p>
      <text:p text:style-name="P2"><text:span text:style-name="T17"/></text:p>
      <text:p text:style-name="P2"><text:span text:style-name="T31">N</text:span><text:bookmark text:name="docs-internal-guid-169827fd-7fff-a10f-5898-aedcbe530adb"/><text:span text:style-name="T31">=</text:span><text:span text:style-name="T7">réanimation, V= a augmenté</text:span><text:span text:style-name="T19"> </text:span></text:p>
      <text:p text:style-name="P22"/>
      <text:p text:style-name="P1"><text:span text:style-name="T12">PERSONNE</text:span></text:p>
      <text:p text:style-name="P1"><text:bookmark text:name="docs-internal-guid-8283db44-7fff-6429-0e87-e01d1d1fde40"/><text:span text:style-name="T1">N=</text:span><text:span text:style-name="T7">personnes, Adj=âgées</text:span></text:p>
      <text:p text:style-name="P1"><text:span text:style-name="T7">N= personnes, Adj= asymptomatiques</text:span></text:p>
      <text:p text:style-name="P9"/>
      <text:p text:style-name="P62"><text:span text:style-name="T14">VACCINATION</text:span></text:p>
      <text:p text:style-name="P7"><text:bookmark text:name="docs-internal-guid-af0a625b-7fff-ee18-dd7a-d8a4b133bf44"/><text:span text:style-name="T1">N=v</text:span><text:span text:style-name="T4">accination, prep= de, N= masse</text:span></text:p>
      <text:p text:style-name="P7"><text:span text:style-name="T4">N= campagnes, prep= de,N= vaccination</text:span></text:p>
      <text:p text:style-name="P7"><text:span text:style-name="T4">N= certificat, prep= de, N= vaccination</text:span></text:p>
      <text:p text:style-name="P7"><text:span text:style-name="T4"/></text:p>
      <text:p text:style-name="P7"><text:span text:style-name="T1">N</text:span><text:bookmark text:name="docs-internal-guid-fbf06219-7fff-2556-1ad1-bc1c112752ff"/><text:span text:style-name="T1">=</text:span><text:span text:style-name="T3">vaccination, V= est recommandée </text:span></text:p>
      <text:p text:style-name="P52"/>
      <text:p text:style-name="P3"><text:span text:style-name="T12">VARIANT</text:span></text:p>
      <text:p text:style-name="P3"><text:bookmark text:name="docs-internal-guid-d95315be-7fff-1741-ca65-d090c80df8b8"/><text:span text:style-name="T7">N=variant, Adj= Britannique</text:span></text:p>
      <text:p text:style-name="P3"><text:span text:style-name="T7">N= variant, Adj= anglais</text:span></text:p>
      <text:p text:style-name="P3"><text:span text:style-name="T7">N= variant, Adj= sud</text:span><text:bookmark text:name="docs-internal-guid-c8d74c0a-7fff-9041-e78e-846cf515519d"/><text:span text:style-name="T7">-africain</text:span></text:p>
      <text:p text:style-name="P3"><text:span text:style-name="T7"><text:s/></text:span></text:p>
      <text:p text:style-name="P3"><text:span text:style-name="T1">Adj=</text:span><text:span text:style-name="T6"> nouveaux,N= variants, </text:span></text:p>
      <text:p text:style-name="P3"><text:span text:style-name="T7"/></text:p>
      <text:p text:style-name="P3"><text:span text:style-name="T7">N=développement, prep= du, N= variant</text:span></text:p>
      <text:p text:style-name="P3"><text:span text:style-name="T7">N= variants, prep= du , N=virus</text:span></text:p>
      <text:p text:style-name="P15"/>
      <text:p text:style-name="P17"><text:soft-page-break/>RESTRICTIONS</text:p>
      <text:p text:style-name="P10">Adj=nouvelles, N= restrictions</text:p>
      <text:p text:style-name="P12"><text:span text:style-name="T38"/></text:p>
      <text:p text:style-name="P12"><text:bookmark text:name="docs-internal-guid-9aecd253-7fff-eb24-7506-ab039357c0e7"/><text:span text:style-name="T35">N=</text:span><text:span text:style-name="T34">restrictions,prep= de, N= déplacements</text:span></text:p>
      <text:p text:style-name="P12"><text:span text:style-name="T34">N= levée, prep= des, N= restrictions </text:span></text:p>
      <text:p text:style-name="P14"/>
      <text:p text:style-name="P3"><text:span text:style-name="T13">TAUX</text:span></text:p>
      <text:p text:style-name="P1"><text:bookmark text:name="docs-internal-guid-dc0cc30c-7fff-04f5-5ebd-e2df0dac2986"/><text:span text:style-name="T6">N=taux, prep= d’, N=incidence</text:span></text:p>
      <text:p text:style-name="P1"><text:span text:style-name="T6"><text:s/>N= taux, prep= de, N= positivité</text:span></text:p>
      <text:p text:style-name="P11"/>
      <text:p text:style-name="P17"/>
      <text:p text:style-name="P17">ISOLEMENT</text:p>
      <text:p text:style-name="P33"><text:bookmark text:name="docs-internal-guid-35403164-7fff-311d-4306-44268474108b"/><text:span text:style-name="T32">N=</text:span>isolement, Adj= volontaire </text:p>
      <text:p text:style-name="P1"><text:line-break/><text:line-break/></text:p>
      <text:p text:style-name="P67">  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a Andrade</meta:initial-creator>
    <meta:creation-date>2021-03-21T03:02:10.09</meta:creation-date>
    <dc:date>2021-03-21T05:01:18.84</dc:date>
    <dc:creator>Fernanda Andrade</dc:creator>
    <meta:editing-duration>PT1H58M5S</meta:editing-duration>
    <meta:editing-cycles>33</meta:editing-cycles>
    <meta:generator>OpenOffice/4.1.7$Win32 OpenOffice.org_project/417m1$Build-9800</meta:generator>
    <meta:document-statistic meta:table-count="0" meta:image-count="0" meta:object-count="0" meta:page-count="12" meta:paragraph-count="265" meta:word-count="1007" meta:character-count="7483"/>
  </office:meta>
</office:document-meta>
</file>